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* $a19 */</text:p>
      <text:p text:style-name="Standard">#include "code-gen.h"</text:p>
      <text:p text:style-name="Standard"/>
      <text:p text:style-name="Standard">using namespace std;</text:p>
      <text:p text:style-name="Standard"/>
      <text:p text:style-name="Standard">int tCG::p01() { // S -&gt; PROG</text:p>
      <text:p text:style-name="Standard"><text:s text:c="4"/>string header = "/* <text:s/>" + lex.Authentication() + " <text:s text:c="2"/>*/\n";</text:p>
      <text:p text:style-name="Standard"><text:s text:c="4"/>header += "#include \"mlisp.h\"\n";</text:p>
      <text:p text:style-name="Standard"><text:s text:c="4"/>header += declarations;</text:p>
      <text:p text:style-name="Standard"><text:s text:c="4"/>header += "//________________ \n";</text:p>
      <text:p text:style-name="Standard"><text:s text:c="4"/>S1-&gt;obj = header + S1-&gt;obj;</text:p>
      <text:p text:style-name="Standard"><text:s text:c="4"/>return 0;</text:p>
      <text:p text:style-name="Standard">}</text:p>
      <text:p text:style-name="Standard"/>
      <text:p text:style-name="Standard">int tCG::p02() { // <text:s text:c="2"/>PROG -&gt; CALCS</text:p>
      <text:p text:style-name="Standard"><text:s text:c="4"/>S1-&gt;obj = "int main(){\n" + S1-&gt;obj</text:p>
      <text:p text:style-name="Standard"><text:s text:c="14"/>+ " std::cin.get();\n return 0;\n}\n";</text:p>
      <text:p text:style-name="Standard"><text:s text:c="4"/>return 0;</text:p>
      <text:p text:style-name="Standard">}</text:p>
      <text:p text:style-name="Standard"/>
      <text:p text:style-name="Standard">int tCG::p03() { // <text:s text:c="2"/>PROG -&gt; DEFS</text:p>
      <text:p text:style-name="Standard"><text:s text:c="4"/>S1-&gt;obj += "int main(){\n"</text:p>
      <text:p text:style-name="Standard"><text:s text:c="15"/>" display(\"No calculations!\");\nnewline();\n"</text:p>
      <text:p text:style-name="Standard"><text:s text:c="15"/>" std::cin.get();\n return 0;\n}\n";</text:p>
      <text:p text:style-name="Standard"><text:s text:c="4"/>return 0;</text:p>
      <text:p text:style-name="Standard">}</text:p>
      <text:p text:style-name="Standard"/>
      <text:p text:style-name="Standard">int tCG::p04() { // <text:s text:c="2"/>PROG -&gt; DEFS CALCS</text:p>
      <text:p text:style-name="Standard"><text:s text:c="4"/>S1-&gt;obj += "int main(){\n"</text:p>
      <text:p text:style-name="Standard"><text:s text:c="15"/>" display(\"Calculation is ok!\");\nnewline();\n";</text:p>
      <text:p text:style-name="Standard"><text:s text:c="4"/>S1-&gt;obj += S2-&gt;obj;</text:p>
      <text:p text:style-name="Standard"><text:s text:c="4"/>S1-&gt;obj += "\n std::cin.get();\n return 0;\n}\n";</text:p>
      <text:p text:style-name="Standard"><text:s text:c="4"/>return 0;</text:p>
      <text:p text:style-name="Standard">}</text:p>
      <text:p text:style-name="Standard"/>
      <text:p text:style-name="Standard">int tCG::p05() { // <text:s/>CALCS -&gt; CALC</text:p>
      <text:p text:style-name="Standard"><text:s text:c="4"/>return 0;</text:p>
      <text:p text:style-name="Standard">}</text:p>
      <text:p text:style-name="Standard"/>
      <text:p text:style-name="Standard">int tCG::p06() { // <text:s/>CALCS -&gt; CALCS CALC</text:p>
      <text:p text:style-name="Standard"><text:s text:c="4"/>S1-&gt;obj += S2-&gt;obj;</text:p>
      <text:p text:style-name="Standard"><text:s text:c="4"/>return 0;</text:p>
      <text:p text:style-name="Standard">}</text:p>
      <text:p text:style-name="Standard"/>
      <text:p text:style-name="Standard">int tCG::p07() { // <text:s text:c="2"/>CALC -&gt; E</text:p>
      <text:p text:style-name="Standard"><text:s text:c="4"/>S1-&gt;obj = " display(" + S1-&gt;obj + ");\n newline();\n";</text:p>
      <text:p text:style-name="Standard"><text:s text:c="4"/>return 0;</text:p>
      <text:p text:style-name="Standard">}</text:p>
      <text:p text:style-name="Standard"/>
      <text:p text:style-name="Standard">int tCG::p08() { // <text:s text:c="2"/>CALC -&gt; BOOL</text:p>
      <text:p text:style-name="Standard"><text:s text:c="4"/>return 0;</text:p>
      <text:p text:style-name="Standard">}</text:p>
      <text:p text:style-name="Standard"><text:soft-page-break/></text:p>
      <text:p text:style-name="Standard">int tCG::p09() { // <text:s text:c="2"/>CALC -&gt; STR</text:p>
      <text:p text:style-name="Standard"><text:s text:c="4"/>return 0;</text:p>
      <text:p text:style-name="Standard">}</text:p>
      <text:p text:style-name="Standard"/>
      <text:p text:style-name="Standard">int tCG::p10() { // <text:s text:c="2"/>CALC -&gt; DISPSET</text:p>
      <text:p text:style-name="Standard"><text:s text:c="4"/>S1-&gt;obj += ";\n";</text:p>
      <text:p text:style-name="Standard"><text:s text:c="4"/>return 0;</text:p>
      <text:p text:style-name="Standard">}</text:p>
      <text:p text:style-name="Standard"/>
      <text:p text:style-name="Standard">int tCG::p11() { // <text:s text:c="5"/>E -&gt; $id</text:p>
      <text:p text:style-name="Standard"><text:s text:c="4"/>S1-&gt;obj = decor(S1-&gt;name);</text:p>
      <text:p text:style-name="Standard"><text:s text:c="4"/>return 0;</text:p>
      <text:p text:style-name="Standard">}</text:p>
      <text:p text:style-name="Standard"/>
      <text:p text:style-name="Standard">int tCG::p12() { // <text:s text:c="5"/>E -&gt; CONST</text:p>
      <text:p text:style-name="Standard"><text:s text:c="4"/>return 0;</text:p>
      <text:p text:style-name="Standard">}</text:p>
      <text:p text:style-name="Standard"/>
      <text:p text:style-name="Standard">int tCG::p13() { // <text:s text:c="5"/>E -&gt; ADD</text:p>
      <text:p text:style-name="Standard"><text:s text:c="4"/>return 0;</text:p>
      <text:p text:style-name="Standard">}</text:p>
      <text:p text:style-name="Standard"/>
      <text:p text:style-name="Standard">int tCG::p14() { // <text:s text:c="5"/>E -&gt; SUB</text:p>
      <text:p text:style-name="Standard"><text:s text:c="4"/>return 0;</text:p>
      <text:p text:style-name="Standard">}</text:p>
      <text:p text:style-name="Standard"/>
      <text:p text:style-name="Standard">int tCG::p15() { // <text:s text:c="5"/>E -&gt; DIV</text:p>
      <text:p text:style-name="Standard"><text:s text:c="4"/>return 0;</text:p>
      <text:p text:style-name="Standard">}</text:p>
      <text:p text:style-name="Standard"/>
      <text:p text:style-name="Standard">int tCG::p16() { // <text:s text:c="5"/>E -&gt; MUL</text:p>
      <text:p text:style-name="Standard"><text:s text:c="4"/>return 0;</text:p>
      <text:p text:style-name="Standard">}</text:p>
      <text:p text:style-name="Standard"/>
      <text:p text:style-name="Standard">int tCG::p17() { // <text:s text:c="5"/>E -&gt; COND</text:p>
      <text:p text:style-name="Standard"><text:s text:c="4"/>return 0;</text:p>
      <text:p text:style-name="Standard">}</text:p>
      <text:p text:style-name="Standard"/>
      <text:p text:style-name="Standard">int tCG::p18() { // <text:s text:c="5"/>E -&gt; CPROC</text:p>
      <text:p text:style-name="Standard"><text:s text:c="4"/>return 0;</text:p>
      <text:p text:style-name="Standard">}</text:p>
      <text:p text:style-name="Standard"/>
      <text:p text:style-name="Standard">int tCG::p19() { // <text:s/>CONST -&gt; $zero</text:p>
      <text:p text:style-name="Standard"><text:s text:c="4"/>S1-&gt;obj = decor(S1-&gt;name);</text:p>
      <text:p text:style-name="Standard"><text:s text:c="4"/>return 0;</text:p>
      <text:p text:style-name="Standard">}</text:p>
      <text:p text:style-name="Standard"/>
      <text:p text:style-name="Standard">int tCG::p20() { // <text:s/>CONST -&gt; $dec</text:p>
      <text:p text:style-name="Standard"><text:s text:c="4"/>S1-&gt;obj = decor(S1-&gt;name);</text:p>
      <text:p text:style-name="Standard"><text:s text:c="4"/>return 0;</text:p>
      <text:p text:style-name="Standard">}</text:p>
      <text:p text:style-name="Standard"><text:soft-page-break/></text:p>
      <text:p text:style-name="Standard">int tCG::p21() { // <text:s text:c="3"/>ADD -&gt; HADD E )</text:p>
      <text:p text:style-name="Standard"><text:s text:c="4"/>if (S1-&gt;count == 0)</text:p>
      <text:p text:style-name="Standard"><text:s text:c="8"/>S1-&gt;obj = S2-&gt;obj;</text:p>
      <text:p text:style-name="Standard"><text:s text:c="4"/>else</text:p>
      <text:p text:style-name="Standard"><text:s text:c="8"/>S1-&gt;obj += S2-&gt;obj;</text:p>
      <text:p text:style-name="Standard"><text:s text:c="4"/>S1-&gt;count = 0;</text:p>
      <text:p text:style-name="Standard"><text:s text:c="4"/>S1-&gt;obj += " )";</text:p>
      <text:p text:style-name="Standard"><text:s text:c="4"/>return 0;</text:p>
      <text:p text:style-name="Standard">}</text:p>
      <text:p text:style-name="Standard"/>
      <text:p text:style-name="Standard">int tCG::p22() { // <text:s text:c="2"/>HADD -&gt; ( +</text:p>
      <text:p text:style-name="Standard"><text:s text:c="4"/>S1-&gt;obj += "( ";</text:p>
      <text:p text:style-name="Standard"><text:s text:c="4"/>return 0;</text:p>
      <text:p text:style-name="Standard">}</text:p>
      <text:p text:style-name="Standard"/>
      <text:p text:style-name="Standard">int tCG::p23() { // <text:s text:c="2"/>HADD -&gt; HADD E</text:p>
      <text:p text:style-name="Standard"><text:s text:c="4"/>S1-&gt;obj += S2-&gt;obj + " + ";</text:p>
      <text:p text:style-name="Standard"><text:s text:c="4"/>++S1-&gt;count;</text:p>
      <text:p text:style-name="Standard"><text:s text:c="4"/>return 0;</text:p>
      <text:p text:style-name="Standard">}</text:p>
      <text:p text:style-name="Standard"/>
      <text:p text:style-name="Standard">int tCG::p24() { // <text:s text:c="3"/>SUB -&gt; ( - E E )</text:p>
      <text:p text:style-name="Standard"><text:s text:c="4"/>S1-&gt;obj = "( " + S3-&gt;obj + " - " + S4-&gt;obj + " )";</text:p>
      <text:p text:style-name="Standard"><text:s text:c="4"/>return 0;</text:p>
      <text:p text:style-name="Standard">}</text:p>
      <text:p text:style-name="Standard"/>
      <text:p text:style-name="Standard">int tCG::p25() { // <text:s text:c="3"/>DIV -&gt; ( / E )</text:p>
      <text:p text:style-name="Standard"><text:s text:c="4"/>S1-&gt;obj = "1/" + S3-&gt;obj;</text:p>
      <text:p text:style-name="Standard"><text:s text:c="4"/>return 0;</text:p>
      <text:p text:style-name="Standard">}</text:p>
      <text:p text:style-name="Standard"/>
      <text:p text:style-name="Standard">int tCG::p26() { // <text:s text:c="3"/>MUL -&gt; HMUL E )</text:p>
      <text:p text:style-name="Standard"><text:s text:c="4"/>if (S1-&gt;count == 0)</text:p>
      <text:p text:style-name="Standard"><text:s text:c="8"/>S1-&gt;obj = S2-&gt;obj;</text:p>
      <text:p text:style-name="Standard"><text:s text:c="4"/>else</text:p>
      <text:p text:style-name="Standard"><text:s text:c="8"/>S1-&gt;obj += S2-&gt;obj;</text:p>
      <text:p text:style-name="Standard"><text:s text:c="4"/>S1-&gt;count = 0;</text:p>
      <text:p text:style-name="Standard"><text:s text:c="4"/>S1-&gt;obj += " )";</text:p>
      <text:p text:style-name="Standard"><text:s text:c="4"/>return 0;</text:p>
      <text:p text:style-name="Standard">}</text:p>
      <text:p text:style-name="Standard"/>
      <text:p text:style-name="Standard">int tCG::p27() { // <text:s text:c="2"/>HMUL -&gt; ( *</text:p>
      <text:p text:style-name="Standard"><text:s text:c="4"/>S1-&gt;obj += "( ";</text:p>
      <text:p text:style-name="Standard"><text:s text:c="4"/>return 0;</text:p>
      <text:p text:style-name="Standard">}</text:p>
      <text:p text:style-name="Standard"/>
      <text:p text:style-name="Standard">int tCG::p28() { // <text:s text:c="2"/>HMUL -&gt; HMUL E</text:p>
      <text:p text:style-name="Standard"><text:s text:c="4"/>S1-&gt;obj += S2-&gt;obj + " * ";</text:p>
      <text:p text:style-name="Standard"><text:s text:c="4"/>++S1-&gt;count;</text:p>
      <text:p text:style-name="Standard"><text:s text:c="4"/>return 0;</text:p>
      <text:p text:style-name="Standard">}</text:p>
      <text:p text:style-name="Standard"><text:soft-page-break/></text:p>
      <text:p text:style-name="Standard">int tCG::p29() { // <text:s text:c="2"/>COND -&gt; ( cond CLAUS CLAUS )</text:p>
      <text:p text:style-name="Standard"><text:s text:c="4"/>S1-&gt;obj += "( " + S3-&gt;obj + ": " + S4-&gt;obj + " : _infinity )";</text:p>
      <text:p text:style-name="Standard"><text:s text:c="4"/>return 0;</text:p>
      <text:p text:style-name="Standard">}</text:p>
      <text:p text:style-name="Standard"/>
      <text:p text:style-name="Standard">int tCG::p30() { // <text:s/>CLAUS -&gt; HCLAUS E )</text:p>
      <text:p text:style-name="Standard"><text:s text:c="4"/>if (S1-&gt;count)S1-&gt;obj += ", ";// не первый параметр</text:p>
      <text:p text:style-name="Standard"><text:s text:c="4"/>S1-&gt;obj += S2-&gt;obj;</text:p>
      <text:p text:style-name="Standard"><text:s text:c="4"/>++(S1-&gt;count);</text:p>
      <text:p text:style-name="Standard"><text:s text:c="4"/>return 0;</text:p>
      <text:p text:style-name="Standard">}</text:p>
      <text:p text:style-name="Standard"/>
      <text:p text:style-name="Standard">int tCG::p31() { // HCLAUS -&gt; ( BOOL</text:p>
      <text:p text:style-name="Standard"><text:s text:c="4"/>S1-&gt;obj += S2-&gt;obj + " ? ";</text:p>
      <text:p text:style-name="Standard"><text:s text:c="4"/>return 0;</text:p>
      <text:p text:style-name="Standard">}</text:p>
      <text:p text:style-name="Standard"/>
      <text:p text:style-name="Standard">int tCG::p32() { // HCLAUS -&gt; HCLAUS INTER</text:p>
      <text:p text:style-name="Standard"><text:s text:c="4"/>if (S1-&gt;count)S1-&gt;obj += ", ";// не первый параметр</text:p>
      <text:p text:style-name="Standard"><text:s text:c="4"/>S1-&gt;obj += S2-&gt;obj;</text:p>
      <text:p text:style-name="Standard"><text:s text:c="4"/>++(S1-&gt;count);</text:p>
      <text:p text:style-name="Standard"><text:s text:c="4"/>return 0;</text:p>
      <text:p text:style-name="Standard">}</text:p>
      <text:p text:style-name="Standard"/>
      <text:p text:style-name="Standard">int tCG::p33() { // <text:s text:c="2"/>ELSE -&gt; HELSE E )</text:p>
      <text:p text:style-name="Standard"><text:s text:c="4"/>return 0;</text:p>
      <text:p text:style-name="Standard">}</text:p>
      <text:p text:style-name="Standard"/>
      <text:p text:style-name="Standard">int tCG::p34() { // <text:s/>HELSE -&gt; ( else</text:p>
      <text:p text:style-name="Standard"><text:s text:c="4"/>return 0;</text:p>
      <text:p text:style-name="Standard">}</text:p>
      <text:p text:style-name="Standard"/>
      <text:p text:style-name="Standard">int tCG::p35() { // <text:s/>HELSE -&gt; HELSE INTER</text:p>
      <text:p text:style-name="Standard"><text:s text:c="4"/>return 0;</text:p>
      <text:p text:style-name="Standard">}</text:p>
      <text:p text:style-name="Standard"/>
      <text:p text:style-name="Standard">int tCG::p36() { // <text:s/>CPROC -&gt; HCPROC )</text:p>
      <text:p text:style-name="Standard"><text:s text:c="4"/>S1-&gt;obj += ")";</text:p>
      <text:p text:style-name="Standard"><text:s text:c="4"/>return 0;</text:p>
      <text:p text:style-name="Standard">}</text:p>
      <text:p text:style-name="Standard"/>
      <text:p text:style-name="Standard">int tCG::p37() { // HCPROC -&gt; ( $id</text:p>
      <text:p text:style-name="Standard"><text:s text:c="4"/>S1-&gt;obj += decor(S2-&gt;name) + "( ";</text:p>
      <text:p text:style-name="Standard"><text:s text:c="4"/>return 0;</text:p>
      <text:p text:style-name="Standard">}</text:p>
      <text:p text:style-name="Standard"/>
      <text:p text:style-name="Standard">int tCG::p38() { // HCPROC -&gt; HCPROC E</text:p>
      <text:p text:style-name="Standard"><text:s text:c="4"/>if (S1-&gt;count)S1-&gt;obj += ", ";// не первый параметр</text:p>
      <text:p text:style-name="Standard"><text:s text:c="4"/>S1-&gt;obj += S2-&gt;obj;</text:p>
      <text:p text:style-name="Standard"><text:s text:c="4"/>++(S1-&gt;count);</text:p>
      <text:p text:style-name="Standard"><text:s text:c="4"/>return 0;</text:p>
      <text:p text:style-name="Standard"><text:soft-page-break/>}</text:p>
      <text:p text:style-name="Standard"/>
      <text:p text:style-name="Standard">int tCG::p39() { // <text:s text:c="2"/>BOOL -&gt; $bool</text:p>
      <text:p text:style-name="Standard"><text:s text:c="4"/>S1-&gt;obj = (S1-&gt;name == "#t" ? "true" : "false");</text:p>
      <text:p text:style-name="Standard"><text:s text:c="4"/>return 0;</text:p>
      <text:p text:style-name="Standard">}</text:p>
      <text:p text:style-name="Standard"/>
      <text:p text:style-name="Standard">int tCG::p40() { // <text:s text:c="2"/>BOOL -&gt; $idq</text:p>
      <text:p text:style-name="Standard"><text:s text:c="4"/>S1-&gt;obj = decor(S1-&gt;name);</text:p>
      <text:p text:style-name="Standard"><text:s text:c="4"/>return 0;</text:p>
      <text:p text:style-name="Standard">}</text:p>
      <text:p text:style-name="Standard"/>
      <text:p text:style-name="Standard">int tCG::p41() { // <text:s text:c="2"/>BOOL -&gt; CPRED</text:p>
      <text:p text:style-name="Standard"><text:s text:c="4"/>S1-&gt;obj = S1-&gt;obj;</text:p>
      <text:p text:style-name="Standard"><text:s text:c="4"/>return 0;</text:p>
      <text:p text:style-name="Standard">}</text:p>
      <text:p text:style-name="Standard"/>
      <text:p text:style-name="Standard">int tCG::p42() { // <text:s text:c="2"/>BOOL -&gt; REL</text:p>
      <text:p text:style-name="Standard"/>
      <text:p text:style-name="Standard"><text:s text:c="4"/>return 0;</text:p>
      <text:p text:style-name="Standard">}</text:p>
      <text:p text:style-name="Standard"/>
      <text:p text:style-name="Standard">int tCG::p43() { // <text:s text:c="2"/>BOOL -&gt; AND</text:p>
      <text:p text:style-name="Standard"><text:s text:c="4"/>return 0;</text:p>
      <text:p text:style-name="Standard">}</text:p>
      <text:p text:style-name="Standard"/>
      <text:p text:style-name="Standard">int tCG::p44() { // <text:s text:c="2"/>BOOL -&gt; ( not BOOL )</text:p>
      <text:p text:style-name="Standard"><text:s text:c="4"/>S1-&gt;obj = "!(" + S3-&gt;obj + ")";</text:p>
      <text:p text:style-name="Standard"><text:s text:c="4"/>return 0;</text:p>
      <text:p text:style-name="Standard">}</text:p>
      <text:p text:style-name="Standard"/>
      <text:p text:style-name="Standard">int tCG::p45() { // <text:s/>CPRED -&gt; HCPRED )</text:p>
      <text:p text:style-name="Standard"><text:s text:c="4"/>S1-&gt;obj += ") ";</text:p>
      <text:p text:style-name="Standard"><text:s text:c="4"/>return 0;</text:p>
      <text:p text:style-name="Standard">}</text:p>
      <text:p text:style-name="Standard"/>
      <text:p text:style-name="Standard">int tCG::p46() { // HCPRED -&gt; ( $idq</text:p>
      <text:p text:style-name="Standard"><text:s text:c="4"/>S1-&gt;obj += decor(S2-&gt;name) + "( ";</text:p>
      <text:p text:style-name="Standard"><text:s text:c="4"/>return 0;</text:p>
      <text:p text:style-name="Standard">}</text:p>
      <text:p text:style-name="Standard"/>
      <text:p text:style-name="Standard">int tCG::p47() { // HCPRED -&gt; HCPRED ARG</text:p>
      <text:p text:style-name="Standard"><text:s text:c="4"/>if (S1-&gt;count)S1-&gt;obj += ", ";// не первый параметр</text:p>
      <text:p text:style-name="Standard"><text:s text:c="4"/>S1-&gt;obj += S2-&gt;obj;</text:p>
      <text:p text:style-name="Standard"><text:s text:c="4"/>++(S1-&gt;count);</text:p>
      <text:p text:style-name="Standard"><text:s text:c="4"/>return 0;</text:p>
      <text:p text:style-name="Standard">}</text:p>
      <text:p text:style-name="Standard"/>
      <text:p text:style-name="Standard">int tCG::p48() { // <text:s text:c="3"/>ARG -&gt; E</text:p>
      <text:p text:style-name="Standard"><text:s text:c="4"/>return 0;</text:p>
      <text:p text:style-name="Standard">}</text:p>
      <text:p text:style-name="Standard"/>
      <text:p text:style-name="Standard"><text:soft-page-break/>int tCG::p49() { // <text:s text:c="3"/>ARG -&gt; BOOL</text:p>
      <text:p text:style-name="Standard"><text:s text:c="4"/>return 0;</text:p>
      <text:p text:style-name="Standard">}</text:p>
      <text:p text:style-name="Standard"/>
      <text:p text:style-name="Standard">int tCG::p50() { // <text:s text:c="3"/>REL -&gt; ( &lt;= E E )</text:p>
      <text:p text:style-name="Standard"><text:s text:c="4"/>S1-&gt;obj = S3-&gt;obj + " &lt;= " + S4-&gt;obj;</text:p>
      <text:p text:style-name="Standard"><text:s text:c="4"/>return 0;</text:p>
      <text:p text:style-name="Standard">}</text:p>
      <text:p text:style-name="Standard"/>
      <text:p text:style-name="Standard">int tCG::p51() { // <text:s text:c="3"/>REL -&gt; ( = E E )</text:p>
      <text:p text:style-name="Standard"><text:s text:c="4"/>S1-&gt;obj = <text:s/>S3-&gt;obj + " == " + S4-&gt;obj ;</text:p>
      <text:p text:style-name="Standard"><text:s text:c="4"/>return 0;</text:p>
      <text:p text:style-name="Standard">}</text:p>
      <text:p text:style-name="Standard"/>
      <text:p text:style-name="Standard">int tCG::p52() { // <text:s text:c="3"/>AND -&gt; HAND BOOL )</text:p>
      <text:p text:style-name="Standard"><text:s text:c="4"/>S1-&gt;obj += " &amp;&amp; " + S2-&gt;obj;</text:p>
      <text:p text:style-name="Standard"><text:s text:c="4"/>return 0;</text:p>
      <text:p text:style-name="Standard">}</text:p>
      <text:p text:style-name="Standard"/>
      <text:p text:style-name="Standard">int tCG::p53() { // <text:s text:c="2"/>HAND -&gt; ( and</text:p>
      <text:p text:style-name="Standard"><text:s text:c="4"/>return 0;</text:p>
      <text:p text:style-name="Standard">}</text:p>
      <text:p text:style-name="Standard"/>
      <text:p text:style-name="Standard">int tCG::p54() { // <text:s text:c="2"/>HAND -&gt; HAND BOOL</text:p>
      <text:p text:style-name="Standard"><text:s text:c="4"/>if (S1-&gt;count)S1-&gt;obj += " &amp;&amp; ";// не первый параметр</text:p>
      <text:p text:style-name="Standard"><text:s text:c="4"/>S1-&gt;obj += S2-&gt;obj;</text:p>
      <text:p text:style-name="Standard"><text:s text:c="4"/>++(S1-&gt;count);</text:p>
      <text:p text:style-name="Standard"><text:s text:c="4"/>return 0;</text:p>
      <text:p text:style-name="Standard">}</text:p>
      <text:p text:style-name="Standard"/>
      <text:p text:style-name="Standard">int tCG::p55() { // <text:s text:c="3"/>STR -&gt; $str</text:p>
      <text:p text:style-name="Standard"><text:s text:c="4"/>S1-&gt;obj = decor(S1-&gt;name);</text:p>
      <text:p text:style-name="Standard"><text:s text:c="4"/>return 0;</text:p>
      <text:p text:style-name="Standard">}</text:p>
      <text:p text:style-name="Standard"/>
      <text:p text:style-name="Standard">int tCG::p56() { // <text:s text:c="3"/>STR -&gt; SIF</text:p>
      <text:p text:style-name="Standard"><text:s text:c="4"/>return 0;</text:p>
      <text:p text:style-name="Standard">}</text:p>
      <text:p text:style-name="Standard"/>
      <text:p text:style-name="Standard">int tCG::p57() { // <text:s text:c="3"/>SIF -&gt; ( if BOOL STR STR )</text:p>
      <text:p text:style-name="Standard"><text:s text:c="4"/>S1-&gt;obj = S3-&gt;obj + " ? " + S4-&gt;obj + " : " + S5-&gt;obj;</text:p>
      <text:p text:style-name="Standard"><text:s text:c="4"/>return 0;</text:p>
      <text:p text:style-name="Standard">}</text:p>
      <text:p text:style-name="Standard"/>
      <text:p text:style-name="Standard">int tCG::p58() { // <text:s text:c="3"/>SET -&gt; ( set! $id E )</text:p>
      <text:p text:style-name="Standard"><text:s text:c="4"/>S1-&gt;obj = decor(S3-&gt;name) + " = " + S4-&gt;obj;</text:p>
      <text:p text:style-name="Standard"><text:s text:c="4"/>return 0;</text:p>
      <text:p text:style-name="Standard">}</text:p>
      <text:p text:style-name="Standard"/>
      <text:p text:style-name="Standard">int tCG::p59() { //DISPSET -&gt; ( display E )</text:p>
      <text:p text:style-name="Standard"><text:s text:c="4"/>S1-&gt;obj += "display( " + S3-&gt;obj + ")";</text:p>
      <text:p text:style-name="Standard"><text:s text:c="4"/>return 0;</text:p>
      <text:p text:style-name="Standard"><text:soft-page-break/>}</text:p>
      <text:p text:style-name="Standard"/>
      <text:p text:style-name="Standard">int tCG::p60() { //DISPSET -&gt; ( display BOOL )</text:p>
      <text:p text:style-name="Standard"><text:s text:c="4"/>S1-&gt;obj += "display( " + S3-&gt;obj + ")";</text:p>
      <text:p text:style-name="Standard"><text:s text:c="4"/>return 0;</text:p>
      <text:p text:style-name="Standard">}</text:p>
      <text:p text:style-name="Standard"/>
      <text:p text:style-name="Standard">int tCG::p61() { //DISPSET -&gt; ( display STR )</text:p>
      <text:p text:style-name="Standard"><text:s text:c="4"/>S1-&gt;obj += "display( " + S3-&gt;obj + ")";</text:p>
      <text:p text:style-name="Standard"><text:s text:c="4"/>return 0;</text:p>
      <text:p text:style-name="Standard">}</text:p>
      <text:p text:style-name="Standard"/>
      <text:p text:style-name="Standard">int tCG::p62() { //DISPSET -&gt; ( newline )</text:p>
      <text:p text:style-name="Standard"><text:s text:c="4"/>S1-&gt;obj = "newline()";</text:p>
      <text:p text:style-name="Standard"><text:s text:c="4"/>return 0;</text:p>
      <text:p text:style-name="Standard">}</text:p>
      <text:p text:style-name="Standard"/>
      <text:p text:style-name="Standard">int tCG::p63() { //DISPSET -&gt; SET</text:p>
      <text:p text:style-name="Standard"><text:s text:c="4"/>return 0;</text:p>
      <text:p text:style-name="Standard">}</text:p>
      <text:p text:style-name="Standard"/>
      <text:p text:style-name="Standard">int tCG::p64() { // <text:s/>INTER -&gt; DISPSET</text:p>
      <text:p text:style-name="Standard"/>
      <text:p text:style-name="Standard"><text:s text:c="4"/>return 0;</text:p>
      <text:p text:style-name="Standard">}</text:p>
      <text:p text:style-name="Standard"/>
      <text:p text:style-name="Standard">int tCG::p65() { // <text:s/>INTER -&gt; E</text:p>
      <text:p text:style-name="Standard"><text:s text:c="4"/>return 0;</text:p>
      <text:p text:style-name="Standard">}</text:p>
      <text:p text:style-name="Standard"/>
      <text:p text:style-name="Standard">int tCG::p66() { // <text:s text:c="2"/>DEFS -&gt; DEF</text:p>
      <text:p text:style-name="Standard"><text:s text:c="4"/>return 0;</text:p>
      <text:p text:style-name="Standard">}</text:p>
      <text:p text:style-name="Standard"/>
      <text:p text:style-name="Standard">int tCG::p67() { // <text:s text:c="2"/>DEFS -&gt; DEFS DEF</text:p>
      <text:p text:style-name="Standard"><text:s text:c="4"/>S1-&gt;obj += S2-&gt;obj;</text:p>
      <text:p text:style-name="Standard"><text:s text:c="4"/>return 0;</text:p>
      <text:p text:style-name="Standard">}</text:p>
      <text:p text:style-name="Standard"/>
      <text:p text:style-name="Standard">int tCG::p68() { // <text:s text:c="3"/>DEF -&gt; PRED</text:p>
      <text:p text:style-name="Standard"><text:s text:c="4"/>return 0;</text:p>
      <text:p text:style-name="Standard">}</text:p>
      <text:p text:style-name="Standard"/>
      <text:p text:style-name="Standard">int tCG::p69() { // <text:s text:c="3"/>DEF -&gt; VAR</text:p>
      <text:p text:style-name="Standard"><text:s text:c="4"/>return 0;</text:p>
      <text:p text:style-name="Standard">}</text:p>
      <text:p text:style-name="Standard"/>
      <text:p text:style-name="Standard">int tCG::p70() { // <text:s text:c="3"/>DEF -&gt; PROC</text:p>
      <text:p text:style-name="Standard"><text:s text:c="4"/>return 0;</text:p>
      <text:p text:style-name="Standard">}</text:p>
      <text:p text:style-name="Standard"/>
      <text:p text:style-name="Standard">int tCG::p71() { // <text:s text:c="2"/>PRED -&gt; HPRED BOOL )</text:p>
      <text:p text:style-name="Standard"><text:soft-page-break/><text:s text:c="4"/>S1-&gt;obj += S2-&gt;obj + ";\n}\n";</text:p>
      <text:p text:style-name="Standard"><text:s text:c="4"/>return 0;</text:p>
      <text:p text:style-name="Standard">}</text:p>
      <text:p text:style-name="Standard"/>
      <text:p text:style-name="Standard">int tCG::p72() { // <text:s/>HPRED -&gt; PDPAR )</text:p>
      <text:p text:style-name="Standard"><text:s text:c="4"/>S1-&gt;obj += ")";</text:p>
      <text:p text:style-name="Standard"><text:s text:c="4"/>declarations += S1-&gt;obj + ";\n"; //!!!</text:p>
      <text:p text:style-name="Standard"><text:s text:c="4"/>S1-&gt;obj += "{\n <text:s/>return ";</text:p>
      <text:p text:style-name="Standard"><text:s text:c="4"/>S1-&gt;count = 0;</text:p>
      <text:p text:style-name="Standard"><text:s text:c="4"/>return 0;</text:p>
      <text:p text:style-name="Standard">}</text:p>
      <text:p text:style-name="Standard"/>
      <text:p text:style-name="Standard">int tCG::p73() { // <text:s/>PDPAR -&gt; ( define ( $idq</text:p>
      <text:p text:style-name="Standard"><text:s text:c="4"/>S1-&gt;obj += "bool " + decor(S4-&gt;name) + "(";</text:p>
      <text:p text:style-name="Standard"><text:s text:c="4"/>return 0;</text:p>
      <text:p text:style-name="Standard">}</text:p>
      <text:p text:style-name="Standard"/>
      <text:p text:style-name="Standard">int tCG::p74() { // <text:s/>PDPAR -&gt; PDPAR $idq</text:p>
      <text:p text:style-name="Standard"><text:s text:c="4"/>if (S1-&gt;count)S1-&gt;obj += ", ";// не первый параметр</text:p>
      <text:p text:style-name="Standard"><text:s text:c="4"/>S1-&gt;obj += "double " + decor(S2-&gt;name);</text:p>
      <text:p text:style-name="Standard"><text:s text:c="4"/>++(S1-&gt;count);</text:p>
      <text:p text:style-name="Standard"><text:s text:c="4"/>return 0;</text:p>
      <text:p text:style-name="Standard">}</text:p>
      <text:p text:style-name="Standard"/>
      <text:p text:style-name="Standard">int tCG::p75() { // <text:s/>PDPAR -&gt; PDPAR $id</text:p>
      <text:p text:style-name="Standard"><text:s text:c="4"/>if (S1-&gt;count)S1-&gt;obj += ", ";// не первый параметр</text:p>
      <text:p text:style-name="Standard"><text:s text:c="4"/>S1-&gt;obj += "double " + decor(S2-&gt;name);</text:p>
      <text:p text:style-name="Standard"><text:s text:c="4"/>++(S1-&gt;count);</text:p>
      <text:p text:style-name="Standard"><text:s text:c="4"/>return 0;</text:p>
      <text:p text:style-name="Standard">}</text:p>
      <text:p text:style-name="Standard"/>
      <text:p text:style-name="Standard">int tCG::p76() { // <text:s text:c="3"/>VAR -&gt; ( define $id CONST )</text:p>
      <text:p text:style-name="Standard"><text:s text:c="4"/>S1-&gt;obj += "double " + decor(S3-&gt;name) + "(" + S4-&gt;obj + ");\n";</text:p>
      <text:p text:style-name="Standard"><text:s text:c="4"/>return 0;</text:p>
      <text:p text:style-name="Standard">}</text:p>
      <text:p text:style-name="Standard"/>
      <text:p text:style-name="Standard">int tCG::p77() { // <text:s text:c="2"/>PROC -&gt; HPROC LET )</text:p>
      <text:p text:style-name="Standard"><text:s text:c="4"/>S1-&gt;obj += <text:s/>S2-&gt;obj + "\n}" + "\n\n";</text:p>
      <text:p text:style-name="Standard"><text:s text:c="4"/>return 0;</text:p>
      <text:p text:style-name="Standard">}</text:p>
      <text:p text:style-name="Standard"/>
      <text:p text:style-name="Standard">int tCG::p78() { // <text:s text:c="2"/>PROC -&gt; HPROC E )</text:p>
      <text:p text:style-name="Standard"><text:s text:c="4"/>S1-&gt;obj += "\n return " + S2-&gt;obj + ";\n\n}" + "\n";</text:p>
      <text:p text:style-name="Standard"><text:s text:c="4"/>return 0;</text:p>
      <text:p text:style-name="Standard">}</text:p>
      <text:p text:style-name="Standard"/>
      <text:p text:style-name="Standard">int tCG::p79() { // <text:s/>HPROC -&gt; PCPAR )</text:p>
      <text:p text:style-name="Standard"><text:s text:c="4"/>S1-&gt;obj += ")";</text:p>
      <text:p text:style-name="Standard"><text:s text:c="4"/>declarations += S1-&gt;obj + ";\n"; //!!!</text:p>
      <text:p text:style-name="Standard"><text:s text:c="3"/>S1-&gt;obj += "{\n "; //S1-&gt;obj += "{\n <text:s/>return ";</text:p>
      <text:p text:style-name="Standard"><text:s text:c="4"/>S1-&gt;count = 0;</text:p>
      <text:p text:style-name="Standard"><text:s text:c="4"/>return 0;</text:p>
      <text:p text:style-name="Standard"><text:soft-page-break/>}</text:p>
      <text:p text:style-name="Standard"/>
      <text:p text:style-name="Standard">int tCG::p80() { // <text:s/>HPROC -&gt; HPROC INTER</text:p>
      <text:p text:style-name="Standard"><text:s text:c="4"/>S1-&gt;obj += S2-&gt;obj + ";\n";</text:p>
      <text:p text:style-name="Standard"><text:s text:c="4"/>return 0;</text:p>
      <text:p text:style-name="Standard">}</text:p>
      <text:p text:style-name="Standard"/>
      <text:p text:style-name="Standard">int tCG::p81() { // <text:s/>PCPAR -&gt; ( define ( $id</text:p>
      <text:p text:style-name="Standard"><text:s text:c="4"/>S1-&gt;obj = "double " + decor(S4-&gt;name) + "(";</text:p>
      <text:p text:style-name="Standard"><text:s text:c="4"/>S1-&gt;count = 0;</text:p>
      <text:p text:style-name="Standard"><text:s text:c="4"/>return 0;</text:p>
      <text:p text:style-name="Standard">}</text:p>
      <text:p text:style-name="Standard"/>
      <text:p text:style-name="Standard">int tCG::p82() { // <text:s/>PCPAR -&gt; PCPAR $id</text:p>
      <text:p text:style-name="Standard"><text:s text:c="4"/>if (S1-&gt;count)S1-&gt;obj += ", ";// не первый параметр</text:p>
      <text:p text:style-name="Standard"><text:s text:c="4"/>S1-&gt;obj += "double " + decor(S2-&gt;name);</text:p>
      <text:p text:style-name="Standard"><text:s text:c="4"/>++(S1-&gt;count);</text:p>
      <text:p text:style-name="Standard"><text:s text:c="4"/>return 0;</text:p>
      <text:p text:style-name="Standard">}</text:p>
      <text:p text:style-name="Standard"/>
      <text:p text:style-name="Standard">int tCG::p83() { // <text:s text:c="3"/>LET -&gt; HLET E )</text:p>
      <text:p text:style-name="Standard"><text:s text:c="4"/>S1-&gt;obj += "return " + S2-&gt;obj + ";\n}";</text:p>
      <text:p text:style-name="Standard"><text:s text:c="4"/>return 0;</text:p>
      <text:p text:style-name="Standard">}</text:p>
      <text:p text:style-name="Standard"/>
      <text:p text:style-name="Standard">int tCG::p84() { // <text:s text:c="2"/>HLET -&gt; LETLOC )</text:p>
      <text:p text:style-name="Standard"><text:s text:c="4"/>S1-&gt;obj += ";\n";</text:p>
      <text:p text:style-name="Standard"><text:s text:c="4"/>return 0;</text:p>
      <text:p text:style-name="Standard">}</text:p>
      <text:p text:style-name="Standard"/>
      <text:p text:style-name="Standard">int tCG::p85() { // <text:s text:c="2"/>HLET -&gt; HLET INTER</text:p>
      <text:p text:style-name="Standard"><text:s text:c="4"/>S1-&gt;obj += S2-&gt;obj + ";\n";</text:p>
      <text:p text:style-name="Standard"><text:s text:c="4"/>return 0;</text:p>
      <text:p text:style-name="Standard">}</text:p>
      <text:p text:style-name="Standard"/>
      <text:p text:style-name="Standard">int tCG::p86() { // LETLOC -&gt; ( let (</text:p>
      <text:p text:style-name="Standard"><text:s text:c="4"/>S1-&gt;obj += "{\n double ";</text:p>
      <text:p text:style-name="Standard"><text:s text:c="4"/>return 0;</text:p>
      <text:p text:style-name="Standard">}</text:p>
      <text:p text:style-name="Standard"/>
      <text:p text:style-name="Standard">int tCG::p87() { // LETLOC -&gt; LETLOC LETVAR</text:p>
      <text:p text:style-name="Standard"><text:s text:c="4"/>if (S1-&gt;count)S1-&gt;obj += ", ";// не первый параметр</text:p>
      <text:p text:style-name="Standard"><text:s text:c="4"/>S1-&gt;obj += S2-&gt;obj;</text:p>
      <text:p text:style-name="Standard"><text:s text:c="4"/>++(S1-&gt;count);</text:p>
      <text:p text:style-name="Standard"><text:s text:c="4"/>return 0;</text:p>
      <text:p text:style-name="Standard">}</text:p>
      <text:p text:style-name="Standard"/>
      <text:p text:style-name="Standard">int tCG::p88() { // LETVAR -&gt; ( $id E )</text:p>
      <text:p text:style-name="Standard"><text:s text:c="4"/>S1-&gt;obj += decor(S2-&gt;name) + "( " + S3-&gt;obj + " )";</text:p>
      <text:p text:style-name="Standard"><text:s text:c="4"/>return 0;</text:p>
      <text:p text:style-name="Standard">}</text:p>
      <text:p text:style-name="Standard"/>
      <text:p text:style-name="Standard"><text:soft-page-break/>//_____________________</text:p>
      <text:p text:style-name="Standard">int tCG::p89() { return 0; }</text:p>
      <text:p text:style-name="Standard"/>
      <text:p text:style-name="Standard">int tCG::p90() { return 0; }</text:p>
      <text:p text:style-name="Standard"/>
      <text:p text:style-name="Standard">int tCG::p91() { return 0; }</text:p>
      <text:p text:style-name="Standard"/>
      <text:p text:style-name="Standard">int tCG::p92() { return 0; }</text:p>
      <text:p text:style-name="Standard"/>
      <text:p text:style-name="Standard">int tCG::p93() { return 0; }</text:p>
      <text:p text:style-name="Standard"/>
      <text:p text:style-name="Standard">int tCG::p94() { return 0; }</text:p>
      <text:p text:style-name="Standard"/>
      <text:p text:style-name="Standard">int tCG::p95() { return 0; }</text:p>
      <text:p text:style-name="Standard"/>
      <text:p text:style-name="Standard">int tCG::p96() { return 0; }</text:p>
      <text:p text:style-name="Standard"/>
      <text:p text:style-name="Standard">int tCG::p97() { return 0; }</text:p>
      <text:p text:style-name="Standard"/>
      <text:p text:style-name="Standard">int tCG::p98() { return 0; }</text:p>
      <text:p text:style-name="Standard"/>
      <text:p text:style-name="Standard">int tCG::p99() { return 0; }</text:p>
      <text:p text:style-name="Standard"/>
      <text:p text:style-name="Standard">int tCG::p100() { return 0; }</text:p>
      <text:p text:style-name="Standard"/>
      <text:p text:style-name="Standard">int tCG::p101() { return 0; }</text:p>
      <text:p text:style-name="Standard"/>
      <text:p text:style-name="Standard">int tCG::p102() { return 0; }</text:p>
      <text:p text:style-name="Standard"/>
      <text:p text:style-name="Standard">int tCG::p103() { return 0; }</text:p>
      <text:p text:style-name="Standard"/>
      <text:p text:style-name="Standard">int tCG::p104() { return 0; }</text:p>
      <text:p text:style-name="Standard"/>
      <text:p text:style-name="Standard">int tCG::p105() { return 0; }</text:p>
      <text:p text:style-name="Standard"/>
      <text:p text:style-name="Standard">int tCG::p106() { return 0; }</text:p>
      <text:p text:style-name="Standard"/>
      <text:p text:style-name="Standard">int tCG::p107() { return 0; }</text:p>
      <text:p text:style-name="Standard"/>
      <text:p text:style-name="Standard">int tCG::p108() { return 0; }</text:p>
      <text:p text:style-name="Standard"/>
      <text:p text:style-name="Standard">int tCG::p109() { return 0; }</text:p>
      <text:p text:style-name="Standard"/>
      <text:p text:style-name="Standard">int tCG::p110() { return 0; }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1M11S</meta:editing-duration>
    <meta:editing-cycles>3</meta:editing-cycles>
    <meta:generator>OpenOffice/4.1.5$Win32 OpenOffice.org_project/415m1$Build-9789</meta:generator>
    <dc:date>2019-05-11T22:21:45.80</dc:date>
    <meta:document-statistic meta:table-count="0" meta:image-count="0" meta:object-count="0" meta:page-count="10" meta:paragraph-count="399" meta:word-count="1682" meta:character-count="8948"/>
    <meta:user-defined meta:name="Info 1"/>
    <meta:user-defined meta:name="Info 2"/>
    <meta:user-defined meta:name="Info 3"/>
    <meta:user-defined meta:name="Info 4"/>
  </office:meta>
</office:document-meta>
</file>